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66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44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fill-color="#99ff33" draw:textarea-horizontal-align="justify" draw:textarea-vertical-align="middle" draw:auto-grow-height="false" fo:min-height="1.063cm" fo:min-width="1.508cm"/>
    </style:style>
    <style:style style:name="gr6" style:family="graphic" style:parent-style-name="standard">
      <style:graphic-properties draw:fill-color="#00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99ff33" draw:textarea-horizontal-align="justify" draw:textarea-vertical-align="middle" draw:auto-grow-height="false" fo:min-height="1.148cm" fo:min-width="1.40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cc0000"/>
      <style:paragraph-properties fo:text-align="center"/>
    </style:style>
    <style:style style:name="P2" style:family="paragraph">
      <loext:graphic-properties draw:fill-color="#ff66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99ff33"/>
      <style:paragraph-properties fo:text-align="center"/>
    </style:style>
    <style:style style:name="P6" style:family="paragraph">
      <loext:graphic-properties draw:fill-color="#00ffff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83cm" svg:height="0.146cm" svg:x="5.826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5.827cm" svg:y="4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5.827cm" svg:y="5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5.827cm" svg:y="5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5.827cm" svg:y="5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5.827cm" svg:y="5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6cm" svg:x="9.917cm" svg:y="5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48cm" svg:height="1.386cm" svg:x="6.191cm" svg:y="4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548cm" svg:height="1.386cm" svg:x="9.066cm" svg:y="4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3.897cm" svg:height="0.962cm" svg:x="5.485cm" svg:y="0.981cm">
          <draw:text-box>
            <text:p text:style-name="P3">Ensembles</text:p>
          </draw:text-box>
        </draw:frame>
        <draw:custom-shape draw:style-name="gr1" draw:text-style-name="P1" draw:layer="layout" svg:width="0.183cm" svg:height="0.146cm" svg:x="5.781cm" svg:y="2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5.782cm" svg:y="2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5.782cm" svg:y="2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5.782cm" svg:y="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5.782cm" svg:y="3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5.782cm" svg:y="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08cm" svg:height="1.313cm" svg:x="6.876cm" svg:y="2.3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83cm" svg:height="0.146cm" svg:x="9.872cm" svg:y="2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6cm" svg:x="9.872cm" svg:y="2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6cm" svg:x="9.872cm" svg:y="3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5cm" svg:x="9.872cm" svg:y="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48cm" svg:height="1.386cm" svg:x="6.146cm" svg:y="2.2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548cm" svg:height="1.386cm" svg:x="9.021cm" svg:y="2.2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0.183cm" svg:height="0.146cm" svg:x="5.87cm" svg:y="7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83cm" svg:height="0.146cm" svg:x="5.871cm" svg:y="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83cm" svg:height="0.146cm" svg:x="5.871cm" svg:y="7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83cm" svg:height="0.146cm" svg:x="5.871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83cm" svg:height="0.146cm" svg:x="5.871cm" svg:y="8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83cm" svg:height="0.146cm" svg:x="5.871cm" svg:y="8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08cm" svg:height="1.313cm" svg:x="6.965cm" svg:y="7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83cm" svg:height="0.146cm" svg:x="9.96cm" svg:y="7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6cm" svg:x="9.961cm" svg:y="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6cm" svg:x="9.961cm" svg:y="7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6cm" svg:x="9.96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5cm" svg:x="9.961cm" svg:y="8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6cm" svg:x="9.961cm" svg:y="8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48cm" svg:height="1.386cm" svg:x="6.235cm" svg:y="7.2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548cm" svg:height="1.386cm" svg:x="9.11cm" svg:y="7.2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0.183cm" svg:height="0.146cm" svg:x="9.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6cm" svg:x="9.96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2.128cm" svg:height="0.645cm" svg:x="6.746cm" svg:y="6.08cm">
          <draw:text-box>
            <text:p><text:span text:style-name="T1">Regressor</text:span></text:p>
          </draw:text-box>
        </draw:frame>
        <draw:frame draw:style-name="gr7" draw:text-style-name="P7" draw:layer="layout" svg:width="1.34cm" svg:height="0.645cm" svg:x="7.223cm" svg:y="3.794cm">
          <draw:text-box>
            <text:p><text:span text:style-name="T1">HMM</text:span></text:p>
          </draw:text-box>
        </draw:frame>
        <draw:frame draw:style-name="gr7" draw:text-style-name="P7" draw:layer="layout" svg:width="1.946cm" svg:height="0.645cm" svg:x="7.055cm" svg:y="8.991cm">
          <draw:text-box>
            <text:p><text:span text:style-name="T1">Classifier</text:span></text:p>
          </draw:text-box>
        </draw:frame>
        <draw:custom-shape draw:style-name="gr8" draw:text-style-name="P5" draw:layer="layout" svg:width="1.905cm" svg:height="1.397cm" svg:x="6.969cm" svg:y="4.55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" draw:text-style-name="P7" draw:layer="layout" svg:width="3.415cm" svg:height="0.645cm" svg:x="2.524cm" svg:y="7.594cm">
          <draw:text-box>
            <text:p><text:span text:style-name="T1">Di</text:span><text:span text:style-name="T1">ff</text:span><text:span text:style-name="T1">er</text:span><text:span text:style-name="T1">e</text:span><text:span text:style-name="T1">nt </text:span><text:span text:style-name="T1">D</text:span><text:span text:style-name="T1">at</text:span><text:span text:style-name="T1">a </text:span><text:span text:style-name="T1">S</text:span><text:span text:style-name="T1">et</text:span><text:span text:style-name="T1">*</text:span></text:p>
          </draw:text-box>
        </draw:frame>
        <draw:connector draw:style-name="gr9" draw:text-style-name="P8" draw:layer="layout" draw:type="line" svg:x1="10.295cm" svg:y1="3.067cm" svg:x2="11.978cm" svg:y2="4.269cm" svg:d="M10295 3067l1683 1202" svg:viewBox="0 0 1684 1203">
          <text:p/>
        </draw:connector>
        <draw:connector draw:style-name="gr9" draw:text-style-name="P8" draw:layer="layout" draw:type="line" svg:x1="10.343cm" svg:y1="5.436cm" svg:x2="11.918cm" svg:y2="5.472cm" svg:d="M10343 5436l1575 36" svg:viewBox="0 0 1576 37">
          <text:p/>
        </draw:connector>
        <draw:connector draw:style-name="gr9" draw:text-style-name="P8" draw:layer="layout" draw:type="line" svg:x1="10.403cm" svg:y1="8.01cm" svg:x2="11.822cm" svg:y2="6.326cm" svg:d="M10403 8010l1419-1684" svg:viewBox="0 0 1420 1685">
          <text:p/>
        </draw:connector>
        <draw:custom-shape draw:style-name="gr2" draw:text-style-name="P2" draw:layer="layout" svg:width="0.183cm" svg:height="0.146cm" svg:x="12.217cm" svg:y="4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6cm" svg:x="12.272cm" svg:y="3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6cm" svg:x="12.272cm" svg:y="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6cm" svg:x="12.272cm" svg:y="4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5cm" svg:x="12.272cm" svg:y="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6cm" svg:x="12.26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6cm" svg:x="12.261cm" svg:y="5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6cm" svg:x="12.261cm" svg:y="5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6cm" svg:x="12.261cm" svg:y="6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5cm" svg:x="12.261cm" svg:y="6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6cm" svg:x="12.261cm" svg:y="6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6cm" svg:x="12.26cm" svg:y="5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3cm" svg:height="0.146cm" svg:x="12.26cm" svg:y="6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08:31:15.681563220</meta:creation-date>
    <dc:date>2016-08-03T09:01:27.652699642</dc:date>
    <meta:editing-duration>PT17M55S</meta:editing-duration>
    <meta:editing-cycles>2</meta:editing-cycles>
    <meta:generator>LibreOffice/5.1.4.2$Linux_X86_64 LibreOffice_project/10m0$Build-2</meta:generator>
    <meta:document-statistic meta:object-count="61"/>
  </office:meta>
</office:document-meta>
</file>